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Menlo" svg:font-family="Menlo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3.33cm"/>
    </style:style>
    <style:style style:name="co2" style:family="table-column">
      <style:table-column-properties fo:break-before="auto" style:column-width="3.762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f5ce"/>
    </style:style>
    <style:style style:name="ce4" style:family="table-cell" style:parent-style-name="Default">
      <style:table-cell-properties fo:background-color="#b4c7dc" fo:border="0.06pt solid #000000"/>
    </style:style>
    <style:style style:name="ce5" style:family="table-cell" style:parent-style-name="Default">
      <style:table-cell-properties fo:background-color="#b4c7dc" fo:border="0.06pt solid #000000" style:rotation-align="none"/>
      <style:text-properties fo:color="#000000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writing-mode="lr-tb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ONFIGURATION : Epsilon = 0,07 MinCount = 20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table:style-name="ce2" office:value-type="string" calcext:value-type="string">
            <text:p># DATASET</text:p>
          </table:table-cell>
          <table:table-cell table:style-name="ce3" office:value-type="float" office:value="11164" calcext:value-type="float">
            <text:p>111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3" office:value-type="float" office:value="43679" calcext:value-type="float">
            <text:p>43679</text:p>
          </table:table-cell>
          <table:table-cell table:style-name="ce3" office:value-type="float" office:value="85002" calcext:value-type="float">
            <text:p>85002</text:p>
          </table:table-cell>
          <table:table-cell table:style-name="ce3" office:value-type="float" office:value="162862" calcext:value-type="float">
            <text:p>162862</text:p>
          </table:table-cell>
          <table:table-cell table:style-name="ce3" office:value-type="float" office:value="304675" calcext:value-type="float">
            <text:p>304675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i7-4578U(2-core 4-HwThreads)@3.0Ghz</text:p>
          </table:table-cell>
          <table:table-cell table:style-name="ce4" table:number-columns-repeated="6"/>
          <table:table-cell table:number-columns-repeated="57"/>
        </table:table-row>
        <table:table-row table:style-name="ro1">
          <table:table-cell table:style-name="ce2" office:value-type="string" calcext:value-type="string">
            <text:p>2-Nodes m4.large <text:s/>[2-vCPU from Intel Xeon E5-2686 v4@2,3 GHz]</text:p>
          </table:table-cell>
          <table:table-cell table:style-name="ce4" office:value-type="float" office:value="81.7" calcext:value-type="float">
            <text:p>81,7</text:p>
          </table:table-cell>
          <table:table-cell table:style-name="ce4" office:value-type="float" office:value="102.83" calcext:value-type="float">
            <text:p>102,83</text:p>
          </table:table-cell>
          <table:table-cell table:style-name="ce4" office:value-type="float" office:value="163.52" calcext:value-type="float">
            <text:p>163,52</text:p>
          </table:table-cell>
          <table:table-cell table:style-name="ce4" office:value-type="float" office:value="239.93" calcext:value-type="float">
            <text:p>239,93</text:p>
          </table:table-cell>
          <table:table-cell table:style-name="ce4" office:value-type="float" office:value="507.57" calcext:value-type="float">
            <text:p>507,57</text:p>
          </table:table-cell>
          <table:table-cell table:style-name="ce4" office:value-type="float" office:value="1291.24" calcext:value-type="float">
            <text:p>1291,2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4-Nodes</text:p>
          </table:table-cell>
          <table:table-cell table:style-name="ce4" office:value-type="float" office:value="84.27" calcext:value-type="float">
            <text:p>84,27</text:p>
          </table:table-cell>
          <table:table-cell table:style-name="ce4" office:value-type="float" office:value="109.16" calcext:value-type="float">
            <text:p>109,16</text:p>
          </table:table-cell>
          <table:table-cell table:style-name="ce4" office:value-type="float" office:value="156.46" calcext:value-type="float">
            <text:p>156,46</text:p>
          </table:table-cell>
          <table:table-cell table:style-name="ce4" office:value-type="float" office:value="229.03" calcext:value-type="float">
            <text:p>229,03</text:p>
          </table:table-cell>
          <table:table-cell table:style-name="ce4" office:value-type="float" office:value="445.51" calcext:value-type="float">
            <text:p>445,51</text:p>
          </table:table-cell>
          <table:table-cell table:style-name="ce4" office:value-type="float" office:value="1010.65" calcext:value-type="float">
            <text:p>1010,65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8-Nodes</text:p>
          </table:table-cell>
          <table:table-cell table:style-name="ce4" office:value-type="float" office:value="95.57" calcext:value-type="float">
            <text:p>95,57</text:p>
          </table:table-cell>
          <table:table-cell table:style-name="ce4" office:value-type="float" office:value="130.43" calcext:value-type="float">
            <text:p>130,43</text:p>
          </table:table-cell>
          <table:table-cell table:style-name="ce4" office:value-type="float" office:value="179.73" calcext:value-type="float">
            <text:p>179,73</text:p>
          </table:table-cell>
          <table:table-cell table:style-name="ce4" office:value-type="float" office:value="241.59" calcext:value-type="float">
            <text:p>241,59</text:p>
          </table:table-cell>
          <table:table-cell table:style-name="ce4" office:value-type="float" office:value="406.05" calcext:value-type="float">
            <text:p>406,05</text:p>
          </table:table-cell>
          <table:table-cell table:style-name="ce4" office:value-type="float" office:value="824.48" calcext:value-type="float">
            <text:p>824,4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16-Nodes</text:p>
          </table:table-cell>
          <table:table-cell table:style-name="ce4" office:value-type="float" office:value="120.49" calcext:value-type="float">
            <text:p>120,49</text:p>
          </table:table-cell>
          <table:table-cell table:style-name="ce4" office:value-type="float" office:value="138.88" calcext:value-type="float">
            <text:p>138,88</text:p>
          </table:table-cell>
          <table:table-cell table:style-name="ce4" office:value-type="float" office:value="191.98" calcext:value-type="float">
            <text:p>191,98</text:p>
          </table:table-cell>
          <table:table-cell table:style-name="ce4" office:value-type="float" office:value="268.12" calcext:value-type="float">
            <text:p>268,12</text:p>
          </table:table-cell>
          <table:table-cell table:style-name="ce4" office:value-type="float" office:value="489.39" calcext:value-type="float">
            <text:p>489,39</text:p>
          </table:table-cell>
          <table:table-cell table:style-name="ce4" office:value-type="float" office:value="867.2" calcext:value-type="float">
            <text:p>867,2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7" table:number-rows-spanned="1">
            <text:p>CONFIGURATION : Epsilon = 200 MinCount = 200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table:style-name="ce2" office:value-type="string" calcext:value-type="string">
            <text:p># DATASET</text:p>
          </table:table-cell>
          <table:table-cell table:style-name="ce3" office:value-type="float" office:value="11164" calcext:value-type="float">
            <text:p>111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3" office:value-type="float" office:value="43679" calcext:value-type="float">
            <text:p>43679</text:p>
          </table:table-cell>
          <table:table-cell table:style-name="ce3" office:value-type="float" office:value="85002" calcext:value-type="float">
            <text:p>85002</text:p>
          </table:table-cell>
          <table:table-cell table:style-name="ce3" office:value-type="float" office:value="162862" calcext:value-type="float">
            <text:p>162862</text:p>
          </table:table-cell>
          <table:table-cell table:style-name="ce3" office:value-type="float" office:value="304675" calcext:value-type="float">
            <text:p>304675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i7-9750H (6-core 12-HwThreads) @ 2.60GHz </text:p>
          </table:table-cell>
          <table:table-cell table:style-name="ce4" table:number-columns-repeated="3"/>
          <table:table-cell table:style-name="ce5" table:number-columns-repeated="2"/>
          <table:table-cell table:style-name="ce4"/>
          <table:table-cell table:number-columns-repeated="57"/>
        </table:table-row>
        <table:table-row table:style-name="ro1">
          <table:table-cell table:style-name="ce2" office:value-type="string" calcext:value-type="string">
            <text:p>2-Nodes m4.large <text:s/>[2-vCPU from Intel Xeon E5-2686 v4@2,3 GHz]</text:p>
          </table:table-cell>
          <table:table-cell table:style-name="ce4" office:value-type="float" office:value="48.83" calcext:value-type="float">
            <text:p>48,83</text:p>
          </table:table-cell>
          <table:table-cell table:style-name="ce4" office:value-type="float" office:value="81.26" calcext:value-type="float">
            <text:p>81,26</text:p>
          </table:table-cell>
          <table:table-cell table:style-name="ce4" office:value-type="float" office:value="227.29" calcext:value-type="float">
            <text:p>227,29</text:p>
          </table:table-cell>
          <table:table-cell table:style-name="ce4" office:value-type="float" office:value="870.99" calcext:value-type="float">
            <text:p>870,99</text:p>
          </table:table-cell>
          <table:table-cell table:style-name="ce4" office:value-type="float" office:value="3502.7" calcext:value-type="float">
            <text:p>3502,7</text:p>
          </table:table-cell>
          <table:table-cell table:style-name="ce4" office:value-type="float" office:value="18136.12" calcext:value-type="float">
            <text:p>18136,1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4-Nodes</text:p>
          </table:table-cell>
          <table:table-cell table:style-name="ce4" office:value-type="float" office:value="43.1" calcext:value-type="float">
            <text:p>43,1</text:p>
          </table:table-cell>
          <table:table-cell table:style-name="ce4" office:value-type="float" office:value="59.52" calcext:value-type="float">
            <text:p>59,52</text:p>
          </table:table-cell>
          <table:table-cell table:style-name="ce4" office:value-type="float" office:value="135.51" calcext:value-type="float">
            <text:p>135,51</text:p>
          </table:table-cell>
          <table:table-cell table:style-name="ce4" office:value-type="float" office:value="465.81" calcext:value-type="float">
            <text:p>465,81</text:p>
          </table:table-cell>
          <table:table-cell table:style-name="ce4" office:value-type="float" office:value="2465.11" calcext:value-type="float">
            <text:p>2465,11</text:p>
          </table:table-cell>
          <table:table-cell table:style-name="ce4" office:value-type="float" office:value="9612.66" calcext:value-type="float">
            <text:p>9612,66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8-Nodes</text:p>
          </table:table-cell>
          <table:table-cell table:style-name="ce4" office:value-type="float" office:value="45.95" calcext:value-type="float">
            <text:p>45,95</text:p>
          </table:table-cell>
          <table:table-cell table:style-name="ce4" office:value-type="float" office:value="50.63" calcext:value-type="float">
            <text:p>50,63</text:p>
          </table:table-cell>
          <table:table-cell table:style-name="ce4" office:value-type="float" office:value="95.64" calcext:value-type="float">
            <text:p>95,64</text:p>
          </table:table-cell>
          <table:table-cell table:style-name="ce4" office:value-type="float" office:value="266.63" calcext:value-type="float">
            <text:p>266,63</text:p>
          </table:table-cell>
          <table:table-cell table:style-name="ce4" office:value-type="float" office:value="1008.32" calcext:value-type="float">
            <text:p>1008,32</text:p>
          </table:table-cell>
          <table:table-cell table:style-name="ce4" office:value-type="float" office:value="5054" calcext:value-type="float">
            <text:p>505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16-Nodes</text:p>
          </table:table-cell>
          <table:table-cell table:style-name="ce4" office:value-type="float" office:value="48.05" calcext:value-type="float">
            <text:p>48,05</text:p>
          </table:table-cell>
          <table:table-cell table:style-name="ce4" office:value-type="float" office:value="56.21" calcext:value-type="float">
            <text:p>56,21</text:p>
          </table:table-cell>
          <table:table-cell table:style-name="ce4" office:value-type="float" office:value="81.81" calcext:value-type="float">
            <text:p>81,81</text:p>
          </table:table-cell>
          <table:table-cell table:style-name="ce4" office:value-type="float" office:value="175.96" calcext:value-type="float">
            <text:p>175,96</text:p>
          </table:table-cell>
          <table:table-cell table:style-name="ce4" office:value-type="float" office:value="635.18" calcext:value-type="float">
            <text:p>635,18</text:p>
          </table:table-cell>
          <table:table-cell table:style-name="ce4" office:value-type="float" office:value="2439.27" calcext:value-type="float">
            <text:p>2439,27</text:p>
          </table:table-cell>
          <table:table-cell table:number-columns-repeated="57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art_0.07-20" table:style-name="ta2">
        <office:forms form:automatic-focus="false" form:apply-design-mode="false"/>
        <table:table-column table:style-name="co4" table:default-cell-style-name="Default"/>
        <table:table-row table:style-name="ro1">
          <table:table-cell>
            <draw:frame table:end-cell-address="'Chart_0.07-20'.H21" table:end-x="0.113cm" table:end-y="0.364cm" draw:z-index="0" draw:name="Grafico 4" draw:style-name="gr1" draw:text-style-name="P1" svg:width="15.917cm" svg:height="10.946cm" svg:x="0cm" svg:y="0.001cm">
              <draw:object draw:notify-on-update-of-ranges="Data.B2:Data.G2 Data.A4:Data.A4 Data.B4:Data.G4 Data.B2:Data.G2 Data.A5:Data.A5 Data.B5:Data.G5 Data.B2:Data.G2 Data.A6:Data.A6 Data.B6:Data.G6 Data.B2:Data.G2 Data.A7:Data.A7 Data.B7:Data.G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1">
          <table:table-cell/>
        </table:table-row>
        <table:table-row table:style-name="ro1">
          <table:table-cell/>
        </table:table-row>
      </table:table>
      <table:table table:name="Chart_200-200" table:style-name="ta2">
        <office:forms form:automatic-focus="false" form:apply-design-mode="false"/>
        <table:table-column table:style-name="co4" table:default-cell-style-name="Default"/>
        <table:table-row table:style-name="ro2">
          <table:table-cell>
            <draw:frame table:end-cell-address="'Chart_200-200'.H21" table:end-x="0.168cm" table:end-y="0.447cm" draw:z-index="0" draw:name="Grafico 7" draw:style-name="gr1" draw:text-style-name="P2" svg:width="15.971cm" svg:height="9.477cm" svg:x="0.001cm" svg:y="0.001cm">
              <draw:object draw:notify-on-update-of-ranges="Data.B11:Data.G11 Data.A13:Data.A13 Data.B13:Data.G13 Data.B11:Data.G11 Data.A14:Data.A14 Data.B14:Data.G14 Data.B11:Data.G11 Data.A15:Data.A15 Data.B15:Data.G15 Data.B11:Data.G11 Data.A16:Data.A16 Data.B16:Data.G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Menlo" svg:font-family="Menlo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6:32:35.841117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creation-date>2021-03-16T11:14:08</meta:creation-date>
    <dc:date>2021-03-19T16:37:12.279689785</dc:date>
    <meta:generator>LibreOffice/7.1.1.2$MacOSX_X86_64 LibreOffice_project/fe0b08f4af1bacafe4c7ecc87ce55bb426164676</meta:generator>
    <meta:editing-duration>PT4H40M50S</meta:editing-duration>
    <meta:editing-cycles>6</meta:editing-cycles>
    <meta:document-statistic meta:table-count="3" meta:cell-count="74" meta:object-count="2"/>
    <meta:user-defined meta:name="AppVersion">16.0300</meta:user-defined>
    <meta:user-defined meta:name="ContentTypeId">0x010100B621421E7E515F45AF34497775CFDA9B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it" fo:country="I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18cm" svg:height="10.947cm" xlink:href=".." xlink:type="simple" chart:class="chart:scatter" chart:style-name="ch1">
        <chart:title svg:x="4.161cm" svg:y="0.354cm" chart:style-name="ch2">
          <text:p>DBSCAN Epsilon=0.07 MinCount=20 </text:p>
        </chart:title>
        <chart:legend chart:legend-position="bottom" svg:x="3.29cm" svg:y="9.094cm" style:legend-expansion="wide" chart:style-name="ch3"/>
        <chart:plot-area chart:style-name="ch4" table:cell-range-address="Data.B2:Data.G2 Data.A4:Data.G7" chart:data-source-has-labels="column" svg:x="0.318cm" svg:y="1.385cm" svg:width="15.282cm" svg:height="7.307cm">
          <chart:coordinate-region svg:x="0.891cm" svg:y="1.555cm" svg:width="14.078cm" svg:height="6.7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4:Data.G4" chart:label-cell-address="Data.A4:Data.A4" chart:class="chart:scatter">
            <chart:domain table:cell-range-address="Data.B2:Data.G2"/>
            <chart:data-point chart:repeated="6"/>
          </chart:series>
          <chart:series chart:style-name="ch8" chart:values-cell-range-address="Data.B5:Data.G5" chart:label-cell-address="Data.A5:Data.A5" chart:class="chart:scatter">
            <chart:data-point chart:repeated="6"/>
          </chart:series>
          <chart:series chart:style-name="ch9" chart:values-cell-range-address="Data.B6:Data.G6" chart:label-cell-address="Data.A6:Data.A6" chart:class="chart:scatter">
            <chart:data-point chart:repeated="6"/>
          </chart:series>
          <chart:series chart:style-name="ch10" chart:values-cell-range-address="Data.B7:Data.G7" chart:label-cell-address="Data.A7:Data.A7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1164">
                <text:p>11164</text:p>
                <draw:g>
                  <svg:desc>Data.B2:Data.G2</svg:desc>
                </draw:g>
              </table:table-cell>
              <table:table-cell office:value-type="float" office:value="22166">
                <text:p>22166</text:p>
              </table:table-cell>
              <table:table-cell office:value-type="float" office:value="43679">
                <text:p>43679</text:p>
              </table:table-cell>
              <table:table-cell office:value-type="float" office:value="85002">
                <text:p>85002</text:p>
              </table:table-cell>
              <table:table-cell office:value-type="float" office:value="162862">
                <text:p>162862</text:p>
              </table:table-cell>
              <table:table-cell office:value-type="float" office:value="304675">
                <text:p>304675</text:p>
              </table:table-cell>
            </table:table-row>
            <table:table-row>
              <table:table-cell office:value-type="string">
                <text:p>2-Nodes m4.large  [2-vCPU from Intel Xeon E5-2686 v4@2,3 GHz]</text:p>
                <draw:g>
                  <svg:desc>Data.A4:Data.A4</svg:desc>
                </draw:g>
              </table:table-cell>
              <table:table-cell office:value-type="float" office:value="81.7">
                <text:p>81.7</text:p>
                <draw:g>
                  <svg:desc>Data.B4:Data.G4</svg:desc>
                </draw:g>
              </table:table-cell>
              <table:table-cell office:value-type="float" office:value="102.83">
                <text:p>102.83</text:p>
              </table:table-cell>
              <table:table-cell office:value-type="float" office:value="163.52">
                <text:p>163.52</text:p>
              </table:table-cell>
              <table:table-cell office:value-type="float" office:value="239.93">
                <text:p>239.93</text:p>
              </table:table-cell>
              <table:table-cell office:value-type="float" office:value="507.57">
                <text:p>507.57</text:p>
              </table:table-cell>
              <table:table-cell office:value-type="float" office:value="1291.24">
                <text:p>1291.24</text:p>
              </table:table-cell>
            </table:table-row>
            <table:table-row>
              <table:table-cell office:value-type="string">
                <text:p>4-Nodes</text:p>
                <draw:g>
                  <svg:desc>Data.A5:Data.A5</svg:desc>
                </draw:g>
              </table:table-cell>
              <table:table-cell office:value-type="float" office:value="84.27">
                <text:p>84.27</text:p>
                <draw:g>
                  <svg:desc>Data.B5:Data.G5</svg:desc>
                </draw:g>
              </table:table-cell>
              <table:table-cell office:value-type="float" office:value="109.16">
                <text:p>109.16</text:p>
              </table:table-cell>
              <table:table-cell office:value-type="float" office:value="156.46">
                <text:p>156.46</text:p>
              </table:table-cell>
              <table:table-cell office:value-type="float" office:value="229.03">
                <text:p>229.03</text:p>
              </table:table-cell>
              <table:table-cell office:value-type="float" office:value="445.51">
                <text:p>445.51</text:p>
              </table:table-cell>
              <table:table-cell office:value-type="float" office:value="1010.65">
                <text:p>1010.65</text:p>
              </table:table-cell>
            </table:table-row>
            <table:table-row>
              <table:table-cell office:value-type="string">
                <text:p>8-Nodes</text:p>
                <draw:g>
                  <svg:desc>Data.A6:Data.A6</svg:desc>
                </draw:g>
              </table:table-cell>
              <table:table-cell office:value-type="float" office:value="95.57">
                <text:p>95.57</text:p>
                <draw:g>
                  <svg:desc>Data.B6:Data.G6</svg:desc>
                </draw:g>
              </table:table-cell>
              <table:table-cell office:value-type="float" office:value="130.43">
                <text:p>130.43</text:p>
              </table:table-cell>
              <table:table-cell office:value-type="float" office:value="179.73">
                <text:p>179.73</text:p>
              </table:table-cell>
              <table:table-cell office:value-type="float" office:value="241.59">
                <text:p>241.59</text:p>
              </table:table-cell>
              <table:table-cell office:value-type="float" office:value="406.05">
                <text:p>406.05</text:p>
              </table:table-cell>
              <table:table-cell office:value-type="float" office:value="824.48">
                <text:p>824.48</text:p>
              </table:table-cell>
            </table:table-row>
            <table:table-row>
              <table:table-cell office:value-type="string">
                <text:p>16-Nodes</text:p>
                <draw:g>
                  <svg:desc>Data.A7:Data.A7</svg:desc>
                </draw:g>
              </table:table-cell>
              <table:table-cell office:value-type="float" office:value="120.49">
                <text:p>120.49</text:p>
                <draw:g>
                  <svg:desc>Data.B7:Data.G7</svg:desc>
                </draw:g>
              </table:table-cell>
              <table:table-cell office:value-type="float" office:value="138.88">
                <text:p>138.88</text:p>
              </table:table-cell>
              <table:table-cell office:value-type="float" office:value="191.98">
                <text:p>191.98</text:p>
              </table:table-cell>
              <table:table-cell office:value-type="float" office:value="268.12">
                <text:p>268.12</text:p>
              </table:table-cell>
              <table:table-cell office:value-type="float" office:value="489.39">
                <text:p>489.39</text:p>
              </table:table-cell>
              <table:table-cell office:value-type="float" office:value="867.2">
                <text:p>86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1.2$MacOSX_X86_64 LibreOffice_project/fe0b08f4af1bacafe4c7ecc87ce55bb42616467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it" fo:country="I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72cm" svg:height="9.478cm" xlink:href=".." xlink:type="simple" chart:class="chart:scatter" chart:style-name="ch1">
        <chart:title svg:x="4.132cm" svg:y="0.325cm" chart:style-name="ch2">
          <text:p>DBSCAN Epsilon=200 MinCount=200 </text:p>
        </chart:title>
        <chart:legend chart:legend-position="bottom" svg:x="3.317cm" svg:y="7.625cm" style:legend-expansion="wide" chart:style-name="ch3"/>
        <chart:plot-area chart:style-name="ch4" table:cell-range-address="Data.B11:Data.G11 Data.A13:Data.G16" chart:data-source-has-labels="column" svg:x="0.319cm" svg:y="1.327cm" svg:width="15.334cm" svg:height="5.925cm">
          <chart:coordinate-region svg:x="1.049cm" svg:y="1.496cm" svg:width="13.973cm" svg:height="5.319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13:Data.G13" chart:label-cell-address="Data.A13:Data.A13" chart:class="chart:scatter">
            <chart:domain table:cell-range-address="Data.B11:Data.G11"/>
            <chart:data-point chart:repeated="6"/>
          </chart:series>
          <chart:series chart:style-name="ch8" chart:values-cell-range-address="Data.B14:Data.G14" chart:label-cell-address="Data.A14:Data.A14" chart:class="chart:scatter">
            <chart:data-point chart:repeated="6"/>
          </chart:series>
          <chart:series chart:style-name="ch9" chart:values-cell-range-address="Data.B15:Data.G15" chart:label-cell-address="Data.A15:Data.A15" chart:class="chart:scatter">
            <chart:data-point chart:repeated="6"/>
          </chart:series>
          <chart:series chart:style-name="ch10" chart:values-cell-range-address="Data.B16:Data.G16" chart:label-cell-address="Data.A16:Data.A16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1164">
                <text:p>11164</text:p>
                <draw:g>
                  <svg:desc>Data.B11:Data.G11</svg:desc>
                </draw:g>
              </table:table-cell>
              <table:table-cell office:value-type="float" office:value="22166">
                <text:p>22166</text:p>
              </table:table-cell>
              <table:table-cell office:value-type="float" office:value="43679">
                <text:p>43679</text:p>
              </table:table-cell>
              <table:table-cell office:value-type="float" office:value="85002">
                <text:p>85002</text:p>
              </table:table-cell>
              <table:table-cell office:value-type="float" office:value="162862">
                <text:p>162862</text:p>
              </table:table-cell>
              <table:table-cell office:value-type="float" office:value="304675">
                <text:p>304675</text:p>
              </table:table-cell>
            </table:table-row>
            <table:table-row>
              <table:table-cell office:value-type="string">
                <text:p>2-Nodes m4.large  [2-vCPU from Intel Xeon E5-2686 v4@2,3 GHz]</text:p>
                <draw:g>
                  <svg:desc>Data.A13:Data.A13</svg:desc>
                </draw:g>
              </table:table-cell>
              <table:table-cell office:value-type="float" office:value="48.83">
                <text:p>48.83</text:p>
                <draw:g>
                  <svg:desc>Data.B13:Data.G13</svg:desc>
                </draw:g>
              </table:table-cell>
              <table:table-cell office:value-type="float" office:value="81.26">
                <text:p>81.26</text:p>
              </table:table-cell>
              <table:table-cell office:value-type="float" office:value="227.29">
                <text:p>227.29</text:p>
              </table:table-cell>
              <table:table-cell office:value-type="float" office:value="870.99">
                <text:p>870.99</text:p>
              </table:table-cell>
              <table:table-cell office:value-type="float" office:value="3502.7">
                <text:p>3502.7</text:p>
              </table:table-cell>
              <table:table-cell office:value-type="float" office:value="18136.12">
                <text:p>18136.12</text:p>
              </table:table-cell>
            </table:table-row>
            <table:table-row>
              <table:table-cell office:value-type="string">
                <text:p>4-Nodes</text:p>
                <draw:g>
                  <svg:desc>Data.A14:Data.A14</svg:desc>
                </draw:g>
              </table:table-cell>
              <table:table-cell office:value-type="float" office:value="43.1">
                <text:p>43.1</text:p>
                <draw:g>
                  <svg:desc>Data.B14:Data.G14</svg:desc>
                </draw:g>
              </table:table-cell>
              <table:table-cell office:value-type="float" office:value="59.52">
                <text:p>59.52</text:p>
              </table:table-cell>
              <table:table-cell office:value-type="float" office:value="135.51">
                <text:p>135.51</text:p>
              </table:table-cell>
              <table:table-cell office:value-type="float" office:value="465.81">
                <text:p>465.81</text:p>
              </table:table-cell>
              <table:table-cell office:value-type="float" office:value="2465.11">
                <text:p>2465.11</text:p>
              </table:table-cell>
              <table:table-cell office:value-type="float" office:value="9612.66">
                <text:p>9612.66</text:p>
              </table:table-cell>
            </table:table-row>
            <table:table-row>
              <table:table-cell office:value-type="string">
                <text:p>8-Nodes</text:p>
                <draw:g>
                  <svg:desc>Data.A15:Data.A15</svg:desc>
                </draw:g>
              </table:table-cell>
              <table:table-cell office:value-type="float" office:value="45.95">
                <text:p>45.95</text:p>
                <draw:g>
                  <svg:desc>Data.B15:Data.G15</svg:desc>
                </draw:g>
              </table:table-cell>
              <table:table-cell office:value-type="float" office:value="50.63">
                <text:p>50.63</text:p>
              </table:table-cell>
              <table:table-cell office:value-type="float" office:value="95.64">
                <text:p>95.64</text:p>
              </table:table-cell>
              <table:table-cell office:value-type="float" office:value="266.63">
                <text:p>266.63</text:p>
              </table:table-cell>
              <table:table-cell office:value-type="float" office:value="1008.32">
                <text:p>1008.32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16-Nodes</text:p>
                <draw:g>
                  <svg:desc>Data.A16:Data.A16</svg:desc>
                </draw:g>
              </table:table-cell>
              <table:table-cell office:value-type="float" office:value="48.05">
                <text:p>48.05</text:p>
                <draw:g>
                  <svg:desc>Data.B16:Data.G16</svg:desc>
                </draw:g>
              </table:table-cell>
              <table:table-cell office:value-type="float" office:value="56.21">
                <text:p>56.21</text:p>
              </table:table-cell>
              <table:table-cell office:value-type="float" office:value="81.81">
                <text:p>81.81</text:p>
              </table:table-cell>
              <table:table-cell office:value-type="float" office:value="175.96">
                <text:p>175.96</text:p>
              </table:table-cell>
              <table:table-cell office:value-type="float" office:value="635.18">
                <text:p>635.18</text:p>
              </table:table-cell>
              <table:table-cell office:value-type="float" office:value="2439.27">
                <text:p>2439.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1.2$MacOSX_X86_64 LibreOffice_project/fe0b08f4af1bacafe4c7ecc87ce55bb42616467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